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 style:data-style-name="N2" text:time-value="11:24:40.91442468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4T11:24:57.913549698</dc:date>
    <meta:editing-duration>PT9H51M46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